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 fo:min-height="1.528cm" fo:min-width="3.213cm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 fo:min-height="1.528cm" fo:min-width="3.286cm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 fo:min-height="1.469cm" fo:min-width="2.743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1.469cm" fo:min-width="2.743cm"/>
    </style:style>
    <style:style style:name="gr7" style:family="graphic" style:parent-style-name="objectwithoutfill">
      <style:graphic-properties draw:stroke="dash" draw:stroke-dash="Fine_20_Dotted" svg:stroke-width="0.102cm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otted"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1.528cm" fo:min-width="3.667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3.818cm"/>
    </style:style>
    <style:style style:name="gr11" style:family="graphic" style:parent-style-name="standard">
      <style:graphic-properties draw:textarea-horizontal-align="justify" draw:textarea-vertical-align="middle" draw:auto-grow-height="false" fo:min-height="0.919cm" fo:min-width="1.296cm"/>
    </style:style>
    <style:style style:name="gr12" style:family="graphic" style:parent-style-name="standard">
      <style:graphic-properties draw:textarea-horizontal-align="justify" draw:textarea-vertical-align="middle" draw:auto-grow-height="false" fo:min-height="0.919cm" fo:min-width="2.194cm"/>
    </style:style>
    <style:style style:name="gr13" style:family="graphic" style:parent-style-name="standard">
      <style:graphic-properties draw:fill-color="#ffd320" draw:opacity="20%" draw:textarea-horizontal-align="justify" draw:textarea-vertical-align="middle" draw:auto-grow-height="false" fo:min-height="6.1cm" fo:min-width="12.2cm" draw:shadow-opacity="2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ff9966" draw:textarea-horizontal-align="justify" draw:textarea-vertical-align="middle" draw:auto-grow-height="false" fo:min-height="0.438cm" fo:min-width="0.6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463cm" svg:y1="9.128cm" svg:x2="19.669cm" svg:y2="9.136cm">
          <text:p/>
        </draw:line>
        <draw:line draw:style-name="gr2" draw:text-style-name="P1" draw:layer="layout" svg:x1="22.363cm" svg:y1="13.092cm" svg:x2="19.696cm" svg:y2="13.084cm">
          <text:p/>
        </draw:line>
        <draw:custom-shape draw:style-name="gr3" draw:text-style-name="P2" xml:id="id9" draw:id="id9" draw:layer="layout" svg:width="3.713cm" svg:height="1.778cm" svg:x="1.859cm" svg:y="8.007cm">
          <text:p text:style-name="P2"><text:span text:style-name="T1">Device 1</text:span></text:p>
          <text:p text:style-name="P2"><text:span text:style-name="T1">XMP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786cm" svg:height="1.778cm" svg:x="1.659cm" svg:y="11.907cm">
          <text:p text:style-name="P2"><text:span text:style-name="T1">Device 2</text:span></text:p>
          <text:p text:style-name="P2"><text:span text:style-name="T1">RDF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429cm" svg:height="1.905cm" svg:x="10.098cm" svg:y="8.464cm">
          <text:p text:style-name="P1">Topic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3.429cm" svg:height="1.905cm" svg:x="10.198cm" svg:y="11.664cm">
          <text:p text:style-name="P1">Topic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8.239cm" svg:y1="9.763cm" svg:x2="10.098cm" svg:y2="9.416cm" draw:start-shape="id1" draw:start-glue-point="1" draw:end-shape="id2" draw:end-glue-point="3" svg:d="M8239 9763l1859-347" svg:viewBox="0 0 1860 348">
          <text:p/>
        </draw:connector>
        <draw:connector draw:style-name="gr8" draw:text-style-name="P1" draw:layer="layout" draw:type="line" svg:x1="8.24cm" svg:y1="11.764cm" svg:x2="10.198cm" svg:y2="12.616cm" draw:start-shape="id3" draw:start-glue-point="1" draw:end-shape="id4" draw:end-glue-point="3" svg:d="M8240 11764l1958 852" svg:viewBox="0 0 1959 853">
          <text:p/>
        </draw:connector>
        <draw:connector draw:style-name="gr8" draw:text-style-name="P1" draw:layer="layout" draw:type="line" svg:x1="5.445cm" svg:y1="12.796cm" svg:x2="6.97cm" svg:y2="11.764cm" draw:start-shape="id5" draw:start-glue-point="1" draw:end-shape="id3" draw:end-glue-point="3" svg:d="M5445 12796l1525-1032" svg:viewBox="0 0 1526 1033">
          <text:p/>
        </draw:connector>
        <draw:custom-shape draw:style-name="gr9" draw:text-style-name="P1" xml:id="id7" draw:id="id7" draw:layer="layout" svg:width="4.167cm" svg:height="1.778cm" svg:x="22.463cm" svg:y="8.558cm">
          <text:p text:style-name="P1">Healthcare</text:p>
          <text:p text:style-name="P1">Provider 1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4.318cm" svg:height="1.778cm" svg:x="22.336cm" svg:y="11.857cm">
          <text:p text:style-name="P1">Healthcare</text:p>
          <text:p text:style-name="P1">Provider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1.651cm" svg:x="17.002cm" svg:y="10.144cm">
          <text:p text:style-name="P1">OW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81cm" svg:height="1.651cm" svg:x="14.83cm" svg:y="8.489cm">
          <text:p text:style-name="P1">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81cm" svg:height="1.651cm" svg:x="15.224cm" svg:y="12.303cm">
          <text:p text:style-name="P1">RDF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" draw:id="id6" draw:layer="layout" svg:width="12.7cm" svg:height="6.35cm" svg:x="6.969cm" svg:y="7.858cm">
          <text:p text:style-name="P2"><text:span text:style-name="T1">Knowledge Platform</text:span></text:p>
          <draw:enhanced-geometry svg:viewBox="0 0 21600 21600" draw:type="rectangle" draw:enhanced-path="M 0 0 L 21600 0 21600 21600 0 21600 0 0 Z N"/>
        </draw:custom-shape>
        <draw:frame draw:style-name="gr14" draw:layer="layout" svg:width="3.029cm" svg:height="0.954cm" svg:x="19.694cm" svg:y="8.183cm">
          <draw:text-box>
            <text:p>SPARQL</text:p>
          </draw:text-box>
        </draw:frame>
        <draw:connector draw:style-name="gr8" draw:text-style-name="P1" draw:layer="layout" draw:type="line" svg:x1="19.669cm" svg:y1="11.033cm" svg:x2="22.463cm" svg:y2="9.447cm" draw:start-shape="id6" draw:end-shape="id7" svg:d="M19669 11033l2794-1586" svg:viewBox="0 0 2795 1587">
          <text:p/>
        </draw:connector>
        <draw:frame draw:style-name="gr14" draw:layer="layout" svg:width="3.029cm" svg:height="0.954cm" svg:x="19.495cm" svg:y="13.283cm">
          <draw:text-box>
            <text:p>SPARQL</text:p>
          </draw:text-box>
        </draw:frame>
        <draw:connector draw:style-name="gr8" draw:text-style-name="P1" draw:layer="layout" draw:type="line" svg:x1="19.669cm" svg:y1="11.033cm" svg:x2="22.336cm" svg:y2="12.746cm" draw:start-shape="id6" draw:end-shape="id8" draw:end-glue-point="3" svg:d="M19669 11033l2667 1713" svg:viewBox="0 0 2668 1714">
          <text:p/>
        </draw:connector>
        <draw:connector draw:style-name="gr8" draw:text-style-name="P1" draw:layer="layout" draw:type="line" svg:x1="5.572cm" svg:y1="8.896cm" svg:x2="6.969cm" svg:y2="9.763cm" draw:start-shape="id9" draw:start-glue-point="1" draw:end-shape="id1" svg:d="M5572 8896l1397 867" svg:viewBox="0 0 1398 868">
          <text:p/>
        </draw:connector>
        <draw:custom-shape draw:style-name="gr15" draw:text-style-name="P1" xml:id="id1" draw:id="id1" draw:layer="layout" svg:width="1.27cm" svg:height="0.762cm" svg:x="6.969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" draw:id="id3" draw:layer="layout" svg:width="1.27cm" svg:height="0.762cm" svg:x="6.97cm" svg:y="11.3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8.24cm" svg:y1="11.764cm" svg:x2="10.098cm" svg:y2="9.416cm" draw:start-shape="id3" draw:start-glue-point="1" draw:end-shape="id2" svg:d="M8240 11764l1858-2348" svg:viewBox="0 0 1859 23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ra Athan</meta:initial-creator>
    <meta:creation-date>2015-06-11T16:24:01.555339000</meta:creation-date>
    <dc:date>2015-06-11T17:51:37.733974000</dc:date>
    <dc:creator>Tara Athan</dc:creator>
    <meta:editing-duration>PT56M53S</meta:editing-duration>
    <meta:editing-cycles>11</meta:editing-cycles>
    <meta:generator>LibreOffice/4.3.7.2$MacOSX_x86 LibreOffice_project/8a35821d8636a03b8bf4e15b48f59794652c68ba</meta:generator>
    <meta:document-statistic meta:object-count="23"/>
  </office:meta>
</office:document-meta>
</file>